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270009925423038400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9521955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9"><text:span text:style-name="T3"/></text:p>
      <text:p text:style-name="P9"><text:span text:style-name="T3">Wed Nov 21, 2018 </text:span>no running<text:span text:style-name="T3"> </text:span></text:p>
      <text:p text:style-name="P9"><text:span text:style-name="T3"/></text:p>
      <text:p text:style-name="P9"><text:span text:style-name="T3">Thur Nov 21, 2018 </text:span>no running</text:p>
      <text:p text:style-name="P8"/>
      <text:p text:style-name="P8">Fri <text:s/>Nov 19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9"><text:span text:style-name="T3"/></text:p>
      <text:p text:style-name="P9">20.4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3T19:31:10.89</dc:date>
    <dc:creator>James  Lombardi</dc:creator>
    <meta:editing-duration>P6DT11H11M21S</meta:editing-duration>
    <meta:editing-cycles>514</meta:editing-cycles>
    <meta:generator>OpenOffice/4.1.2$Win32 OpenOffice.org_project/412m3$Build-9782</meta:generator>
    <meta:document-statistic meta:table-count="0" meta:image-count="0" meta:object-count="0" meta:page-count="6" meta:paragraph-count="155" meta:word-count="2099" meta:character-count="10662"/>
  </office:meta>
</office:document-meta>
</file>